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cbe81"/>
    </style:style>
    <style:style style:name="P6" style:family="paragraph" style:parent-style-name="Text_20_body">
      <style:text-properties fo:font-weight="bold" officeooo:rsid="0020c7a7" officeooo:paragraph-rsid="000cbe81" style:font-weight-asian="bold" style:font-weight-complex="bold"/>
    </style:style>
    <style:style style:name="P7" style:family="paragraph" style:parent-style-name="Standard" style:list-style-name="L3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P8" style:family="paragraph" style:parent-style-name="Table_20_Contents" style:list-style-name="L3">
      <style:text-properties style:font-name="Calibri" fo:font-size="13pt" fo:font-weight="normal" officeooo:rsid="000c4d51" officeooo:paragraph-rsid="000c4d51" style:font-size-asian="13pt" style:font-weight-asian="normal" style:font-size-complex="13pt" style:font-weight-complex="normal"/>
    </style:style>
    <style:style style:name="P9" style:family="paragraph" style:parent-style-name="Table_20_Contents" style:list-style-name="L3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" style:family="text">
      <style:text-properties officeooo:rsid="000cbe81"/>
    </style:style>
    <style:style style:name="T2" style:family="text">
      <style:text-properties fo:font-style="italic" officeooo:rsid="000cbe81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6"><text:span text:style-name="T1">GENITORE VISUALIZZA NEWS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FRANCO - </text:span><text:span text:style-name="T2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0228456" text:style-name="L3">
              <text:list-item>
                <text:p text:style-name="P8">Franco accede al sistema “Asilo”</text:p>
              </text:list-item>
              <text:list-item>
                <text:p text:style-name="P9">Franco clicca sul primo link a destra “Tutte le news”</text:p>
              </text:list-item>
              <text:list-item>
                <text:p text:style-name="P9">Compare la pagina con le news in ordine cronologico</text:p>
              </text:list-item>
              <text:list-item>
                <text:p text:style-name="P7">Franco chiude il sistema.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07:48.28</meta:creation-date>
    <meta:editing-duration>P0D</meta:editing-duration>
    <meta:editing-cycles>2</meta:editing-cycles>
    <meta:generator>LibreOffice/3.6$Windows_x86 LibreOffice_project/da8c1e6-fd468f4-454e206-f42a4a9-143cfd</meta:generator>
    <dc:date>2012-10-16T20:08:44.05</dc:date>
    <meta:document-statistic meta:table-count="1" meta:image-count="0" meta:object-count="0" meta:page-count="1" meta:paragraph-count="9" meta:word-count="46" meta:character-count="275" meta:non-whitespace-character-count="240"/>
  </office:meta>
</office:document-meta>
</file>